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4.5752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5654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10d0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10d0c"/>
    </style:style>
    <style:style style:name="ce4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10d0c"/>
      <style:text-properties style:font-name="Liberation Serif" style:font-name-asian="DejaVu Sans" style:font-name-complex="Noto Sans Arabic UI"/>
    </style:style>
    <style:style style:name="ce5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umpFunChar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oin address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rom_signature</text:p>
          </table:table-cell>
          <table:table-cell office:value-type="string" calcext:value-type="string">
            <text:p>to_signature</text:p>
          </table:table-cell>
          <table:table-cell office:value-type="string" calcext:value-type="string">
            <text:p>from_date_time (UTC)</text:p>
          </table:table-cell>
          <table:table-cell office:value-type="string" calcext:value-type="string">
            <text:p>to_date_time (UTC)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ow_value</text:p>
          </table:table-cell>
          <table:table-cell office:value-type="string" calcext:value-type="string">
            <text:p>peak_value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fUxj2J4CiQsmW85k5FG9DvuQjjUoBHoQBi2Kpump</text:p>
          </table:table-cell>
          <table:table-cell office:value-type="string" calcext:value-type="string">
            <text:p>UFD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17 <text:s/>01.40</text:p>
          </table:table-cell>
          <table:table-cell office:value-type="string" calcext:value-type="string">
            <text:p><text:span text:style-name="T1">2024-12-17</text:span>  23.5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8M</text:p>
          </table:table-cell>
          <table:table-cell table:number-columns-repeated="1637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3B5wuUrMEi5yATD7on46hKfej3pfmd7t1RKgrsN3pump</text:p>
          </table:table-cell>
          <table:table-cell table:style-name="ce9" office:value-type="string" calcext:value-type="string">
            <text:p>BILLY</text:p>
          </table:table-cell>
          <table:table-cell table:style-name="ce9" office:value-type="string" calcext:value-type="string">
            <text:p>pumpfun bonding</text:p>
          </table:table-cell>
          <table:table-cell table:style-name="ce9" office:value-type="string" calcext:value-type="string">
            <text:p>Null</text:p>
          </table:table-cell>
          <table:table-cell table:style-name="ce12"/>
          <table:table-cell table:style-name="ce9" office:value-type="string" calcext:value-type="string">
            <text:p>2024-06-17 <text:s/>01.27</text:p>
          </table:table-cell>
          <table:table-cell table:style-name="ce9" office:value-type="string" calcext:value-type="string">
            <text:p><text:span text:style-name="T1">2024-06-17</text:span>  01.38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1M</text:p>
          </table:table-cell>
          <table:table-cell table:style-name="ce9" office:value-type="string" calcext:value-type="string">
            <text:p>130M</text:p>
          </table:table-cell>
          <table:table-cell table:style-name="ce9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8x5VqbHA8D7NkD52uNuS5nnt3PwA8pLD34ymskeSo2Wn</text:p>
          </table:table-cell>
          <table:table-cell table:style-name="ce3" office:value-type="string" calcext:value-type="string">
            <text:p>ZEREBRO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0-25 <text:s/>05.55</text:p>
          </table:table-cell>
          <table:table-cell table:style-name="ce5" office:value-type="string" calcext:value-type="string">
            <text:p>2024-10-28 <text:s/>19.5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01M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61yG5LCoeoqzBdopXPy6BsVPTGdRXht95L68hj5ipump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1 <text:s/>14.33</text:p>
          </table:table-cell>
          <table:table-cell office:value-type="string" calcext:value-type="string">
            <text:p>2025-01-02 <text:s/>13.5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0M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orvUUSkJGSzJUebM5W6berUkZ5pG8nmnn7tmk74pump</text:p>
          </table:table-cell>
          <table:table-cell office:value-type="string" calcext:value-type="string">
            <text:p>ZAILGO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30 <text:s/>15.02</text:p>
          </table:table-cell>
          <table:table-cell office:value-type="string" calcext:value-type="string">
            <text:p>2024-12-30 <text:s/>15.1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2M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3N2ETvNpPNAxhcaXgkhKoY1yDnQfs41Wnxsx5qNJpump</text:p>
          </table:table-cell>
          <table:table-cell table:style-name="ce4" office:value-type="string" calcext:value-type="string">
            <text:p>NEUR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23 <text:s/>21.00</text:p>
          </table:table-cell>
          <table:table-cell office:value-type="string" calcext:value-type="string">
            <text:p>2024-12-23 <text:s/>21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0M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9DHe3pycTuymFk4H4bbPoAJ4hQrr2kaLDF6J6aAKpump</text:p>
          </table:table-cell>
          <table:table-cell table:style-name="ce4" office:value-type="string" calcext:value-type="string">
            <text:p>BUZZ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3 <text:s/>02.09</text:p>
          </table:table-cell>
          <table:table-cell office:value-type="string" calcext:value-type="string">
            <text:p>2025-01-03 <text:s/>02.1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8M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3He53vyEdBSD3Pxx5vAJ4AzQz3GXLXYBvKcYiTJ2pump</text:p>
          </table:table-cell>
          <table:table-cell table:style-name="ce4" office:value-type="string" calcext:value-type="string">
            <text:p>AILIVE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2 <text:s/>23.38</text:p>
          </table:table-cell>
          <table:table-cell office:value-type="string" calcext:value-type="string">
            <text:p>2025-01-02 <text:s/>23.4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74SBV4zDXxTRgv1pEMoECskKBkZHc2yGPnc7GYVepump</text:p>
          </table:table-cell>
          <table:table-cell office:value-type="string" calcext:value-type="string">
            <text:p>SWARMS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17 <text:s/>23.30</text:p>
          </table:table-cell>
          <table:table-cell office:value-type="string" calcext:value-type="string">
            <text:p>2024-12-20 <text:s/>04.5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23M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f6yfrKC8kZE3KNkrHERKzAetSxbrWeniQfyJY4Jpump</text:p>
          </table:table-cell>
          <table:table-cell table:style-name="ce4" office:value-type="string" calcext:value-type="string">
            <text:p>CHILLGUY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1-15 <text:s/>06.20</text:p>
          </table:table-cell>
          <table:table-cell office:value-type="string" calcext:value-type="string">
            <text:p>2024-11-15 <text:s/>20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66M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yLUD35WTiPLEY6DUqEj5W2JVXF2DfKB5arPkKJXpump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pumpfun bonding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3 <text:s/>18.00</text:p>
          </table:table-cell>
          <table:table-cell office:value-type="string" calcext:value-type="string">
            <text:p>2025-01-03 <text:s/>18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4M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</table:table>
      <table:table table:name="Sheet1_2" table:style-name="ta1">
        <table:table-column table:style-name="co1" table:default-cell-style-name="ce1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oin address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rom_signature</text:p>
          </table:table-cell>
          <table:table-cell office:value-type="string" calcext:value-type="string">
            <text:p>to_signature</text:p>
          </table:table-cell>
          <table:table-cell office:value-type="string" calcext:value-type="string">
            <text:p>from_date_time</text:p>
          </table:table-cell>
          <table:table-cell office:value-type="string" calcext:value-type="string">
            <text:p>to_date_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ow_value</text:p>
          </table:table-cell>
          <table:table-cell office:value-type="string" calcext:value-type="string">
            <text:p>peak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fUxj2J4CiQsmW85k5FG9DvuQjjUoBHoQBi2Kpump</text:p>
          </table:table-cell>
          <table:table-cell office:value-type="string" calcext:value-type="string">
            <text:p>UFD</text:p>
          </table:table-cell>
          <table:table-cell office:value-type="string" calcext:value-type="string">
            <text:p>Begining Buy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fntNUuT7ySHaUacqjsPYgfmeeuHfVKWFbm4zmgs4eMDXrBr8LKmR7iYj9QnPoNcs8TsxigiTLvUNznucGG7sax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2024-12-18</text:span>  00.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5wuUrMEi5yATD7on46hKfej3pfmd7t1RKgrsN3pump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egining Buyers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>
            <text:p>36ZCTAXe47ebbt3uuZSV1JLStvdwn429NUKxq9pvWpjxwFmA4JHpsD93eNBRVj1z6uMbxDJiFKPtHxnhJRxg3vu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2024-06-17</text:span>  07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5:23:58.746081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2:25:36.869622043</meta:creation-date>
    <dc:date>2025-02-02T15:35:28.200878460</dc:date>
    <meta:editing-duration>P1DT16H8M52S</meta:editing-duration>
    <meta:editing-cycles>20</meta:editing-cycles>
    <meta:generator>LibreOffice/24.2.7.2$Linux_X86_64 LibreOffice_project/420$Build-2</meta:generator>
    <meta:document-statistic meta:table-count="2" meta:cell-count="178" meta:object-count="0"/>
  </office:meta>
</office:document-meta>
</file>